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ResourceExcep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issingResourceException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issingResourceException.MissingResourceException( java . lang . String var0 , java . lang . String var1 , java . lang . Stri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